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6.071cm"/>
    </style:style>
    <style:style style:name="co4" style:family="table-column">
      <style:table-column-properties fo:break-before="auto" style:column-width="6.29cm"/>
    </style:style>
    <style:style style:name="co5" style:family="table-column">
      <style:table-column-properties fo:break-before="auto" style:column-width="7.5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266cm"/>
    </style:style>
    <style:style style:name="co8" style:family="table-column">
      <style:table-column-properties fo:break-before="auto" style:column-width="12.3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43cm" fo:break-before="auto" style:use-optimal-row-height="true"/>
    </style:style>
    <style:style style:name="ro3" style:family="table-row">
      <style:table-row-properties style:row-height="2.447cm" fo:break-before="auto" style:use-optimal-row-height="true"/>
    </style:style>
    <style:style style:name="ro4" style:family="table-row">
      <style:table-row-properties style:row-height="1.653cm" fo:break-before="auto" style:use-optimal-row-height="true"/>
    </style:style>
    <style:style style:name="ro5" style:family="table-row">
      <style:table-row-properties style:row-height="4.431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637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1.2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55" table:default-cell-style-name="ce4"/>
        <table:table-row table:style-name="ro1">
          <table:table-cell table:style-name="ce6"/>
          <table:table-cell table:style-name="ce11" office:value-type="string" calcext:value-type="string">
            <text:p>Заголовок</text:p>
          </table:table-cell>
          <table:table-cell table:style-name="ce11" office:value-type="string" calcext:value-type="string">
            <text:p>Шаги по воспроизведению</text:p>
          </table:table-cell>
          <table:table-cell table:style-name="ce11" office:value-type="string" calcext:value-type="string">
            <text:p>Ожидаемый результат </text:p>
          </table:table-cell>
          <table:table-cell table:style-name="ce11" office:value-type="string" calcext:value-type="string">
            <text:p>Фактический результат</text:p>
          </table:table-cell>
          <table:table-cell table:style-name="ce9" office:value-type="string" calcext:value-type="string">
            <text:p>Приоритет</text:p>
          </table:table-cell>
          <table:table-cell table:style-name="ce9" office:value-type="string" calcext:value-type="string">
            <text:p>Комментарии к выбору приоритета</text:p>
          </table:table-cell>
          <table:table-cell table:style-name="ce9" office:value-type="string" calcext:value-type="string">
            <text:p>Скриншот</text:p>
          </table:table-cell>
          <table:table-cell table:number-columns-repeated="5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Список вместо карты. На странице поиска неверно отображается вид результата поиска при выборе «Показать объявления на карте» </text:p>
            <text:p/>
          </table:table-cell>
          <table:table-cell table:style-name="ce11" office:value-type="string" calcext:value-type="string">
            <text:p>1. На главной странице сайта avito.ru вбить в строку поиска «горный велосипед» </text:p>
            <text:p>2. Нажать значок «Карта» для отображения всех объявлений на карте города</text:p>
          </table:table-cell>
          <table:table-cell table:style-name="ce11" office:value-type="string" calcext:value-type="string">
            <text:p>На странице отображены все найденные объявления на карте города.</text:p>
          </table:table-cell>
          <table:table-cell table:style-name="ce11" office:value-type="string" calcext:value-type="string">
            <text:p>Объявления отображены в форме сетки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Выбран высокий приоритет, т.к. работоспособность данной функциональности важна для конечного пользователя. Пользователь хочет видеть все варианты на карте, а не искать самому, где ему удобнее будет купить товар. Недовольство покупателя может привести к тому, что он не будет пользоваться сайтом.</text:p>
          </table:table-cell>
          <table:table-cell table:style-name="ce9" office:value-type="string" calcext:value-type="string">
            <text:p><text:a xlink:href="https://github.com/Rezeda74/avito_task/blob/main/img_map.png" xlink:type="simple">https://github.com/Rezeda74/avito_task/blob/main/img_map.png</text:a></text:p>
          </table:table-cell>
          <table:table-cell table:number-columns-repeated="5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Нарушение сортировки. На странице поиска товара неверно происходит сортировка по убыванию цены при нажатии на кнопку «Сортировка»-»Дороже»</text:p>
          </table:table-cell>
          <table:table-cell table:style-name="ce11" office:value-type="string" calcext:value-type="string">
            <text:p>1. На главной странице сайта avito.ru вбить в строку поиска «горный велосипед» </text:p>
            <text:p>2. Нажать значок «Сортировка». </text:p>
            <text:p>3. Выбрать в выпадающем списке «Дороже»</text:p>
          </table:table-cell>
          <table:table-cell table:style-name="ce11" office:value-type="string" calcext:value-type="string">
            <text:p>На странице отображены все найденные объявления с сортировкой цены по убыванию</text:p>
          </table:table-cell>
          <table:table-cell table:style-name="ce11" office:value-type="string" calcext:value-type="string">
            <text:p>Сортировка сработала некорректно, в результате товар с низкой ценой оказывается выше, чем товар с более высокой ценой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Выбран высокий приоритет, т.к. работоспособность данной функциональности важна для конечного пользователя. Пользователь хочет видеть самый дорогой товар сначала, а он может быть в самом конце. Недовольство покупателя может привести к тому, что он не будет пользоваться сайтом.</text:p>
          </table:table-cell>
          <table:table-cell table:style-name="ce9" office:value-type="string" calcext:value-type="string">
            <text:p><text:a xlink:href="https://github.com/Rezeda74/avito_task/blob/main/img_expencive.png" xlink:type="simple">https://github.com/Rezeda74/avito_task/blob/main/img_expencive.png</text:a></text:p>
          </table:table-cell>
          <table:table-cell table:number-columns-repeated="55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Товар из другого города. На странице поиска товара отображены товары из другого города при нажатой кнопке «сначала из Москвы»</text:p>
          </table:table-cell>
          <table:table-cell table:style-name="ce11" office:value-type="string" calcext:value-type="string">
            <text:p>1. На главной странице сайта avito.ru вбить в строку поиска «горный велосипед» </text:p>
            <text:p>2. Нажать значок «Переключатель» в позицию вкл. «Сначала из Москвы»</text:p>
          </table:table-cell>
          <table:table-cell table:style-name="ce11" office:value-type="string" calcext:value-type="string">
            <text:p>В результате поиска сначала выводятся объявления из Москвы, затем из других городов</text:p>
          </table:table-cell>
          <table:table-cell table:style-name="ce11" office:value-type="string" calcext:value-type="string">
            <text:p>Результат поиска работает некорректно, поскольку выданы результаты по другому городу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Выбран средний приоритет, т. к. в выборку попала только одна позиция из другого города.</text:p>
          </table:table-cell>
          <table:table-cell table:style-name="ce9" office:value-type="string" calcext:value-type="string">
            <text:p><text:a xlink:href="https://github.com/Rezeda74/avito_task/blob/main/img_city.png" xlink:type="simple">https://github.com/Rezeda74/avito_task/blob/main/img_city.png</text:a></text:p>
          </table:table-cell>
          <table:table-cell table:number-columns-repeated="55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Отсутствуют «хлебные крошки» на странице поиска в выбранной категории товара </text:p>
          </table:table-cell>
          <table:table-cell table:style-name="ce11" office:value-type="string" calcext:value-type="string">
            <text:p>1. На главной странице сайта avito.ru вбить в строку поиска «горный велосипед» </text:p>
            <text:p/>
          </table:table-cell>
          <table:table-cell table:style-name="ce11" office:value-type="string" calcext:value-type="string">
            <text:p>1. Выдан результат поиска</text:p>
            <text:p>2. Присутствует путь по выбранной категории</text:p>
          </table:table-cell>
          <table:table-cell table:style-name="ce11" office:value-type="string" calcext:value-type="string">
            <text:p>Нет «хлебных крошек»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Выбран средний приоритет, т. к. наличие «хлебных крошек» позволит пользователям лучше ориентироваться на сайте.</text:p>
          </table:table-cell>
          <table:table-cell table:style-name="ce9" office:value-type="string" calcext:value-type="string">
            <text:p><text:a xlink:href="https://github.com/Rezeda74/avito_task/blob/main/img_breadcrumbs.png" xlink:type="simple">https://github.com/Rezeda74/avito_task/blob/main/img_breadcrumbs.png</text:a></text:p>
          </table:table-cell>
          <table:table-cell table:number-columns-repeated="55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Товар другого бренда в поиске с фильтром конкретного бренда «Author»</text:p>
          </table:table-cell>
          <table:table-cell table:style-name="ce11" office:value-type="string" calcext:value-type="string">
            <text:p>1. На главной странице сайта avito.ru вбить в строку поиска «горный велосипед» </text:p>
            <text:p><text:span text:style-name="T1">2. Нажать значок «Переключатель» в позицию вкл. «Сначала из Москвы»</text:span></text:p>
            <text:p>3. Поставить галочку в чекбоксе выбора бренда «Author»</text:p>
            <text:p><text:span text:style-name="T1">4. Нажать кнопку «Показать X объявлений»</text:span></text:p>
            <text:p/>
          </table:table-cell>
          <table:table-cell table:style-name="ce11" office:value-type="string" calcext:value-type="string">
            <text:p>Выдан результат поиска с выбранным фильтром, а именно все велосипеды одного бренда «Athor»:</text:p>
            <text:p>В шапке поиска указано «Горные велосипеды бренда Author в Москве»</text:p>
          </table:table-cell>
          <table:table-cell table:style-name="ce11" office:value-type="string" calcext:value-type="string">
            <text:p><text:span text:style-name="T1">В шапке поиска указано «Горные велосипеды бренда Author в Москве».</text:span></text:p>
            <text:p>В результат поиска попал велосипед другого бренда.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Выбран средний приоритет, т. к. в выборку попала только одна позиция другого бренда</text:p>
          </table:table-cell>
          <table:table-cell table:style-name="ce9" office:value-type="string" calcext:value-type="string">
            <text:p> <text:a xlink:href="https://github.com/Rezeda74/avito_task/blob/main/img_brand.png" xlink:type="simple">https://github.com/Rezeda74/avito_task/blob/main/img_brand.png</text:a></text:p>
          </table:table-cell>
          <table:table-cell table:number-columns-repeated="55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Сообщение об ошибке. На странице поиска товара в шапке сообщение об ошибке</text:p>
          </table:table-cell>
          <table:table-cell table:style-name="ce11" office:value-type="string" calcext:value-type="string">
            <text:p>1. На главной странице сайта avito.ru вбить в строку поиска «горный велосипед» </text:p>
            <text:p/>
          </table:table-cell>
          <table:table-cell table:style-name="ce11" office:value-type="string" calcext:value-type="string">
            <text:p>Выдан результат поиска</text:p>
          </table:table-cell>
          <table:table-cell table:style-name="ce11" office:value-type="string" calcext:value-type="string">
            <text:p>Помимо результата поиска всплыло сообщение об ошибке «Попробуйте обновить страницу или загляните позже — мы обязательно все починим.»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Не мешает работе пользователя</text:p>
          </table:table-cell>
          <table:table-cell table:style-name="ce9" office:value-type="string" calcext:value-type="string">
            <text:p><text:a xlink:href="https://github.com/Rezeda74/avito_task/blob/main/img_error.png" xlink:type="simple">https://github.com/Rezeda74/avito_task/blob/main/img_error.png</text:a></text:p>
          </table:table-cell>
          <table:table-cell table:number-columns-repeated="55"/>
        </table:table-row>
        <table:table-row table:style-name="ro1">
          <table:table-cell table:style-name="ce7" table:number-columns-repeated="8"/>
          <table:table-cell table:style-name="Default" table:number-columns-repeated="55"/>
        </table:table-row>
        <table:table-row table:style-name="ro6">
          <table:table-cell table:style-name="ce6"/>
          <table:table-cell table:style-name="ce12" office:value-type="string" calcext:value-type="string">
            <text:p>Не баги</text:p>
          </table:table-cell>
          <table:table-cell table:style-name="ce11" table:number-columns-repeated="3"/>
          <table:table-cell table:style-name="ce9" table:number-columns-repeated="3"/>
          <table:table-cell table:number-columns-repeated="55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Счетчики показывают разные цифры. На странице поиска товара не совпадает результат поиска в шапке (61 объявление) и на кнопке «Показать X объявлений» (9 объявлений)</text:p>
          </table:table-cell>
          <table:table-cell table:style-name="ce11" office:value-type="string" calcext:value-type="string">
            <text:p>1. На главной странице сайта avito.ru вбить в строку поиска «горный велосипед» </text:p>
            <text:p>2. Поставить галочку в чекбоксе выбора бренда «Author»</text:p>
            <text:p>3. Нажать кнопку «Показать X объявлений»</text:p>
            <text:p>4. Указать максимальную цену 90000</text:p>
          </table:table-cell>
          <table:table-cell table:style-name="ce11" office:value-type="string" calcext:value-type="string">
            <text:p>Число на кнопке «Показать X объявлений» - 9 объявлений, что не совпадает с числом в заголовке поиска — 61 объявление говорит о том, что фильтры выбранные пользователем не были применены.</text:p>
            <text:p/>
          </table:table-cell>
          <table:table-cell table:style-name="ce11"/>
          <table:table-cell table:style-name="ce9" table:number-columns-repeated="2"/>
          <table:table-cell table:style-name="ce9" office:value-type="string" calcext:value-type="string">
            <text:p><text:a xlink:href="https://github.com/Rezeda74/avito_task/blob/main/img_quantity.png" xlink:type="simple">https://github.com/Rezeda74/avito_task/blob/main/img_quantity.png</text:a></text:p>
          </table:table-cell>
          <table:table-cell table:number-columns-repeated="55"/>
        </table:table-row>
        <table:table-row table:style-name="ro1">
          <table:table-cell table:style-name="ce7" table:number-columns-repeated="5"/>
          <table:table-cell table:style-name="ce9" table:number-columns-repeated="2"/>
          <table:table-cell table:style-name="ce7"/>
          <table:table-cell table:number-columns-repeated="55"/>
        </table:table-row>
        <table:table-row table:style-name="ro8">
          <table:table-cell table:style-name="ce6"/>
          <table:table-cell table:style-name="ce12" office:value-type="string" calcext:value-type="string">
            <text:p>Предложение об улучшении</text:p>
          </table:table-cell>
          <table:table-cell table:style-name="ce11" table:number-columns-repeated="3"/>
          <table:table-cell table:style-name="ce9" table:number-columns-repeated="3"/>
          <table:table-cell table:number-columns-repeated="55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Отсутствует выбор «Детский»в разделе «Пол» на странице поиска товара</text:p>
          </table:table-cell>
          <table:table-cell table:style-name="ce11" table:number-columns-repeated="3"/>
          <table:table-cell table:style-name="ce9"/>
          <table:table-cell table:style-name="ce9" office:value-type="string" calcext:value-type="string">
            <text:p>Возможность выбора возраста может облегчить выбор товаров пользователям.</text:p>
          </table:table-cell>
          <table:table-cell table:style-name="ce9" office:value-type="string" calcext:value-type="string">
            <text:p><text:a xlink:href="https://github.com/Rezeda74/avito_task/blob/main/img_age.png" xlink:type="simple">https://github.com/Rezeda74/avito_task/blob/main/img_age.png</text:a></text:p>
          </table:table-cell>
          <table:table-cell table:number-columns-repeated="55"/>
        </table:table-row>
        <table:table-row table:style-name="ro1" table:number-rows-repeated="1048562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 style:data-style-name="N2" text:time-value="23:33:56.5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11T09:10:35.426000000</meta:creation-date>
    <dc:date>2025-02-13T23:40:14.451000000</dc:date>
    <meta:editing-duration>PT1H15M33S</meta:editing-duration>
    <meta:editing-cycles>16</meta:editing-cycles>
    <meta:generator>LibreOffice/6.4.3.2$Windows_X86_64 LibreOffice_project/747b5d0ebf89f41c860ec2a39efd7cb15b54f2d8</meta:generator>
    <meta:document-statistic meta:table-count="1" meta:cell-count="66" meta:object-count="0"/>
  </office:meta>
</office:document-meta>
</file>